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3</text:p>
      <text:p text:style-name="P3"/>
      <text:p text:style-name="P4">Dátum stretnutia:<text:span text:style-name="T1"><text:tab/>13. 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bhajoba projektu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diskusia ohľadom odovzdávania výsledného produktu</text:p>
          <text:list>
            <text:list-item>
              <text:p text:style-name="P21">vzhľadom na to, že doc. Minárová nebude v termíne odovzdávania prítomná, odovzdáme dokumentáciu pani Hanulovej – 20. 5. 2008 (utorok), o 12:00</text:p>
            </text:list-item>
            <text:list-item>
              <text:p text:style-name="P21">konkurenčnému tímu odovzdáme všetko potrebné v elektronickej forme</text:p>
            </text:list-item>
            <text:list-item>
              <text:p text:style-name="P21">je potrebné vytvoriť protokoly o odovzdaní</text:p>
            </text:list-item>
            <text:list-item>
              <text:p text:style-name="P21">web stránka musí ku dňu odovzdania obsahovať všetky náležité informácie a odkazy na dokumentáciu, musí byť statická a obsahovať relatívne odkazy</text:p>
            </text:list-item>
          </text:list>
        </text:list-item>
      </text:list>
      <text:p text:style-name="P11"/>
      <text:list text:style-name="L1">
        <text:list-item text:start-value="1">
          <text:p text:style-name="P21">diskusia s doc. Minárovou ohľadom obhajoby projektu</text:p>
          <text:list>
            <text:list-item>
              <text:p text:style-name="P21">prešli sme si termíny a priebeh obhajoby</text:p>
            </text:list-item>
            <text:list-item>
              <text:p text:style-name="P21">s doc. Minárovou sme prebrali otázky ohľadom formy prezentácie, informačného letáku a propagačného plagátu</text:p>
            </text:list-item>
          </text:list>
        </text:list-item>
      </text:list>
      <text:h text:style-name="P20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8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8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8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2.1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8">vypracovať formálne testy a dať vyplniť externým testerom systému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2.2</text:p>
          </table:table-cell>
          <table:table-cell table:style-name="Tabuľka1.A2" office:value-type="string">
            <text:p text:style-name="P17">JG, JHE</text:p>
          </table:table-cell>
          <table:table-cell table:style-name="Tabuľka1.C2" office:value-type="string">
            <text:p text:style-name="P18">kontaktovať p. Gnipovú ohľadom poskytnutia doplňujúcich výstupov z AIS vo formáte XLS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6. 5. 08</text:p>
          </table:table-cell>
          <table:table-cell table:style-name="Tabuľka1.C2" office:value-type="string">
            <text:p text:style-name="P17">6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2.3</text:p>
          </table:table-cell>
          <table:table-cell table:style-name="Tabuľka1.A2" office:value-type="string">
            <text:p text:style-name="P17">JHE</text:p>
          </table:table-cell>
          <table:table-cell table:style-name="Tabuľka1.C2" office:value-type="string">
            <text:p text:style-name="P18">skontrolovať systém a doplniť chýbajúce preklady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3. 5. 08</text:p>
          </table:table-cell>
          <table:table-cell table:style-name="Tabuľka1.C2" office:value-type="string">
            <text:p text:style-name="P17">12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2.4</text:p>
          </table:table-cell>
          <table:table-cell table:style-name="Tabuľka1.A2" office:value-type="string">
            <text:p text:style-name="P17">PC, JHE</text:p>
          </table:table-cell>
          <table:table-cell table:style-name="Tabuľka1.C2" office:value-type="string">
            <text:p text:style-name="P18">doplniť technickú dokumentáciu o časť venovanú prekladovým reťazcom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3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3.1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19">dokončiť všetku potrebnú dokumentáciu a aktualizovať web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2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19">vytvoriť odovzdávacie protokoly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3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19">ukončiť všetky implementačné práce na systéme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4</text:p>
          </table:table-cell>
          <table:table-cell table:style-name="Tabuľka2.A2" office:value-type="string">
            <text:p text:style-name="P17">PF</text:p>
          </table:table-cell>
          <table:table-cell table:style-name="Tabuľka2.A2" office:value-type="string">
            <text:p text:style-name="P19">vytvoriť plagát a propagačné letáky na obhajobu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2. 6. 08</text:p>
          </table:table-cell>
        </table:table-row>
        <table:table-row>
          <table:table-cell table:style-name="Tabuľka2.A2" office:value-type="string">
            <text:p text:style-name="P15">23.5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19">vytvoriť prezentáciu na obhajobu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2. 6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23:08</dc:date>
    <meta:editing-cycles>58</meta:editing-cycles>
    <meta:editing-duration>P1DT19H34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6" meta:word-count="380" meta:character-count="2217"/>
  </office:meta>
</office:document-meta>
</file>